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</style:style>
    <style:style style:name="P2" style:family="paragraph" style:parent-style-name="Heading_20_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chritte zur Festigung der Alleinherrschaft Adolf Hitlers</text:h>
      <text:list xml:id="list3378242193764629862" text:style-name="L1">
        <text:list-item>
          <text:p text:style-name="P1">Entmachtung der Länder (Gleichschaltung)</text:p>
          <text:list>
            <text:list-item>
              <text:p text:style-name="P1">Führte zu einer kompletten Machtübernahmen</text:p>
            </text:list-item>
          </text:list>
        </text:list-item>
        <text:list-item>
          <text:p text:style-name="P1">Sammeln der SA unter Hitler (Röhm-Putsch)</text:p>
        </text:list-item>
        <text:list-item>
          <text:p text:style-name="P1">Tod von Hindenburg</text:p>
          <text:list>
            <text:list-item>
              <text:p text:style-name="P1">Hitler hat die komplette Gewalt in Deutschlan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spar Kroll</meta:initial-creator>
    <meta:creation-date>2020-06-09T10:07:26.09</meta:creation-date>
    <meta:document-statistic meta:table-count="0" meta:image-count="0" meta:object-count="0" meta:page-count="1" meta:paragraph-count="6" meta:word-count="37" meta:character-count="254"/>
    <dc:date>2020-06-09T10:12:04.46</dc:date>
    <dc:creator>Caspar Kroll</dc:creator>
    <meta:editing-duration>PT4M48S</meta:editing-duration>
    <meta:editing-cycles>1</meta:editing-cycles>
    <meta:generator>OpenOffice/4.1.7$Win32 OpenOffice.org_project/417m1$Build-9800</meta:generator>
  </office:meta>
</office:document-meta>
</file>